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deegree&amp;nbsp;2.2&lt;/h1&gt;</text:p>
      <text:p text:style-name="P1">&lt;h2&gt;What is deegree?&lt;/h2&gt;</text:p>
      <text:p text:style-name="P1">&lt;p&gt;&lt;a href="http://deegree.org"&gt;deegree&lt;/a&gt; is a comprehensive Java-based </text:p>
      <text:p text:style-name="P1">framework published under an open source license (LGPL). It is based on </text:p>
      <text:p text:style-name="P1">the idea of integrating spatial standards as provided by the ISO/TC211 </text:p>
      <text:p text:style-name="P1">(19xxx series of standards) and the Open Geospatial Consortium (OGC). </text:p>
      <text:p text:style-name="P1">Members of the deegree community are heavily involved in the open </text:p>
      <text:p text:style-name="P1">standardisation process and contribute to specifications like WFS, SLD, </text:p>
      <text:p text:style-name="P1">WMS, WPS and others. deegree targets two major user groups: end users and </text:p>
      <text:p text:style-name="P1">software developers&lt;/p&gt;</text:p>
      <text:p text:style-name="Normal"/>
      <text:p text:style-name="P1">&lt;h2&gt;deegree for end users&lt;/h2&gt;</text:p>
      <text:p text:style-name="P1">&lt;p&gt;The end user usually runs a deegree based spatial server component for</text:p>
      <text:p text:style-name="P1">sharing spatial data through standardised interfaces (e.g. Web Feature</text:p>
      <text:p text:style-name="P1">Services, Web Coverage Services, Sensor Observation Services, etc.).</text:p>
      <text:p text:style-name="P1">Those can easily be integrated with file based spatial data from ESRI</text:p>
      <text:p text:style-name="P1">shape files, GML data sources and various database backends</text:p>
      <text:p text:style-name="P1">(PostgreSQL/PostGIS, Oracle, MS SQL Server, etc.). To visualise those</text:p>
      <text:p text:style-name="P1">data, deegree provides web-based portal components (iGeoPortal) with </text:p>
      <text:p text:style-name="P1">sophisticated user management interfaces, service monitoring and metadata </text:p>
      <text:p text:style-name="P1">facilities. It realises the idea of a web based GIS in a user-friendly yet </text:p>
      <text:p text:style-name="P1">powerful way.&lt;/p&gt;</text:p>
      <text:p text:style-name="Normal"/>
      <text:p text:style-name="P1">&lt;h2&gt;deegree for software developers&lt;/h2&gt;</text:p>
      <text:p text:style-name="P1">&lt;p&gt;For software developers, deegree provides a comprehensive geospatial</text:p>
      <text:p text:style-name="P1">library for spatial data processing, service setup and all kinds of</text:p>
      <text:p text:style-name="P1">spatial data handling. An easy-to-use and well documented Application</text:p>
      <text:p text:style-name="P1">Programming Interface (API) allows customisation of services,</text:p>
      <text:p text:style-name="P1">integration of new data sources, processing of data and time series, and</text:p>
      <text:p text:style-name="P1">much more. It has been widely used for research-and-development projects</text:p>
      <text:p text:style-name="P1">worldwide and is backed by a huge and active user community. The deegree</text:p>
      <text:p text:style-name="P1">project maintains mailing lists for software developers and users, is</text:p>
      <text:p text:style-name="P1">discussed during an annual user-conference and provides facilities to</text:p>
      <text:p text:style-name="P1">share ideas and documentation through a publicly accessible wiki.&lt;/p&gt;</text:p>
      <text:p text:style-name="Normal"> <text:s text:c="3"/></text:p>
      <text:p text:style-name="P1">&lt;h2&gt;Running deegree&lt;/h2&gt;</text:p>
      <text:p text:style-name="P1">&lt;p&gt;To run deegree on the LiveDVD, click on the desktop icon "start deegree". </text:p>
      <text:p text:style-name="P1">Wait a few seconds and a browser will pop up pointing to the deegree welcome </text:p>
      <text:p text:style-name="P1">page (http://localhost:8081/), from where you can access the main deegree </text:p>
      <text:p text:style-name="P1">services and the client application as well as the relevant documentation.&lt;/p&gt;</text:p>
      <text:p text:style-name="P1">&lt;p&gt;To stop deegree, please use the desktop icon "stop deegree". This will only </text:p>
      <text:p text:style-name="P1">shut down the applications (WMS, WFS, WCS, iGeoPortal). It will not close the </text:p>
      <text:p text:style-name="P1">firefox tab. If you want to use the deegree applications in firefox again, </text:p>
      <text:p text:style-name="P1">please hit "start deegree". Please allow some seconds for the application to load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